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1000003032796D3AACF90F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a1467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svg:stroke-color="#069a2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ash_20__28_Rounded_29_" svg:stroke-width="0.053cm" svg:stroke-color="#666666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158466" draw:fill-color="#1584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bf0041" draw:textarea-horizontal-align="justify" draw:textarea-vertical-align="middle" draw:auto-grow-height="false" fo:min-height="0.011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011cm" fo:min-width="0cm"/>
    </style:style>
    <style:style style:name="gr10" style:family="graphic" style:parent-style-name="standard">
      <style:graphic-properties svg:stroke-color="#2a6099" draw:fill="none" loext:fill-use-slide-background="false" draw:textarea-horizontal-align="justify" draw:textarea-vertical-align="middle" draw:auto-grow-height="false" fo:min-height="1.154cm" fo:min-width="4.521cm" fo:wrap-option="wrap"/>
      <style:paragraph-properties style:writing-mode="lr-tb"/>
    </style:style>
    <style:style style:name="gr11" style:family="graphic" style:parent-style-name="standard">
      <style:graphic-properties svg:stroke-color="#00a933" draw:fill="none" loext:fill-use-slide-background="false" draw:textarea-horizontal-align="justify" draw:textarea-vertical-align="middle" draw:auto-grow-height="false" fo:min-height="0.582cm" fo:min-width="4.466cm" fo:wrap-option="wrap"/>
      <style:paragraph-properties style:writing-mode="lr-tb"/>
    </style:style>
    <style:style style:name="gr12" style:family="graphic" style:parent-style-name="standard">
      <style:graphic-properties svg:stroke-color="#00a933" draw:fill="none" loext:fill-use-slide-background="false" draw:textarea-horizontal-align="justify" draw:textarea-vertical-align="middle" draw:auto-grow-height="false" fo:min-height="0.968cm" fo:min-width="4.118cm" fo:wrap-option="wrap"/>
      <style:paragraph-properties style:writing-mode="lr-tb"/>
    </style:style>
    <style:style style:name="gr13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137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1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45cm"/>
      <style:paragraph-properties style:writing-mode="lr-tb"/>
    </style:style>
    <style:style style:name="gr17" style:family="graphic" style:parent-style-name="objectwithoutfill">
      <style:graphic-properties svg:stroke-width="0.035cm" svg:stroke-color="#00a933" draw:marker-start-width="0.252cm" draw:marker-end="Extrémités_20_de_20_flèche_20_2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2a6099" draw:marker-start-width="0.252cm" draw:marker-end="Extrémités_20_de_20_flèche_20_2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00a933" draw:fill="none" loext:fill-use-slide-background="false" draw:textarea-horizontal-align="justify" draw:textarea-vertical-align="middle" draw:auto-grow-height="false" fo:min-height="1.45cm" fo:min-width="4.8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58466"/>
      <style:paragraph-properties fo:text-align="center"/>
    </style:style>
    <style:style style:name="P3" style:family="paragraph">
      <loext:graphic-properties draw:fill-color="#bf004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font-size="6pt"/>
    </style:style>
    <style:style style:name="P10" style:family="paragraph">
      <loext:graphic-properties draw:fill="none" draw:fill-color="#ffffff"/>
      <style:text-properties fo:font-size="6pt"/>
    </style:style>
    <style:style style:name="P11" style:family="paragraph">
      <style:text-properties fo:color="#800080" loext:opacity="100%" fo:font-size="6pt"/>
    </style:style>
    <style:style style:name="P12" style:family="paragraph">
      <loext:graphic-properties draw:fill="none" draw:fill-color="#ffffff"/>
      <style:text-properties fo:color="#800080" loext:opacity="100%" loext:color-lum-mod="100%" loext:color-lum-off="0%" fo:font-size="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SIG" svg:x1="9.057cm" svg:y1="15.672cm" svg:x2="6.594cm" svg:y2="9.118cm">
          <text:p/>
        </draw:line>
        <draw:frame draw:style-name="gr2" draw:text-style-name="P1" draw:layer="fond" svg:width="18.226cm" svg:height="20.395cm" svg:x="1.239cm" svg:y="3.329cm">
          <draw:image xlink:href="Pictures/10000001000002B1000003032796D3AACF90F559.png" xlink:type="simple" xlink:show="embed" xlink:actuate="onLoad" draw:mime-type="image/png">
            <text:p/>
          </draw:image>
        </draw:frame>
        <draw:path draw:style-name="gr3" draw:text-style-name="P1" draw:layer="SIG" svg:width="7.753cm" svg:height="15.066cm" svg:x="8.487cm" svg:y="6.1cm" svg:viewBox="0 0 7754 15067" svg:d="M1608 270c-1322-834-1608 530-1608 530l407 1750 529 1832 834 2177 957 2667 1119 3236 550 1546 244 428 631 427 773 204 774-163 285-265 447-793 204-652v-773l-1160-2280-1465-2523-754-1730c-1791-3155-2014-3562-2238-4417z">
          <text:p/>
        </draw:path>
        <draw:polyline draw:style-name="gr4" draw:text-style-name="P1" draw:layer="SIG" svg:width="13.56cm" svg:height="0.384cm" draw:transform="rotate (-1.18769655598214) translate (9.51619362580863cm 6.47881126026948cm)" svg:viewBox="0 0 13561 385" draw:points="0,255 869,385 3632,335 9713,0 13561,256">
          <text:p/>
        </draw:polyline>
        <draw:line draw:style-name="gr1" draw:text-style-name="P1" draw:layer="SIG" svg:x1="9.058cm" svg:y1="15.672cm" svg:x2="11.519cm" svg:y2="21.899cm">
          <text:p/>
        </draw:line>
        <draw:line draw:style-name="gr1" draw:text-style-name="P1" draw:layer="SIG" svg:x1="12.639cm" svg:y1="24.423cm" svg:x2="11.52cm" svg:y2="21.9cm">
          <text:p/>
        </draw:line>
        <draw:line draw:style-name="gr1" draw:text-style-name="P1" draw:layer="SIG" svg:x1="9.059cm" svg:y1="15.673cm" svg:x2="11.52cm" svg:y2="21.9cm">
          <text:p/>
        </draw:line>
        <draw:line draw:style-name="gr1" draw:text-style-name="P1" draw:layer="SIG" svg:x1="5.23cm" svg:y1="5.352cm" svg:x2="6.595cm" svg:y2="9.118cm">
          <text:p/>
        </draw:line>
        <draw:line draw:style-name="gr1" draw:text-style-name="P1" draw:layer="SIG" svg:x1="4.538cm" svg:y1="10.441cm" svg:x2="6.595cm" svg:y2="9.118cm">
          <text:p/>
        </draw:line>
        <draw:line draw:style-name="gr5" draw:text-style-name="P1" draw:layer="SIG" svg:x1="9.118cm" svg:y1="15.631cm" svg:x2="12.354cm" svg:y2="14.389cm">
          <text:p/>
        </draw:line>
        <draw:line draw:style-name="gr5" draw:text-style-name="P1" draw:layer="SIG" svg:x1="7.896cm" svg:y1="19.729cm" svg:x2="13.034cm" svg:y2="17.788cm">
          <text:p/>
        </draw:line>
        <draw:line draw:style-name="gr5" draw:text-style-name="P1" draw:layer="SIG" svg:x1="9.068cm" svg:y1="22.845cm" svg:x2="13.717cm" svg:y2="19.05cm">
          <text:p/>
        </draw:line>
        <draw:polyline draw:style-name="gr5" draw:text-style-name="P1" draw:layer="SIG" svg:width="3.815cm" svg:height="0.251cm" draw:transform="rotate (0.819257550886138) translate (11.7018314092391cm 21.8988424561783cm)" svg:viewBox="0 0 3816 252" draw:points="0,0 596,252 3816,0">
          <text:p/>
        </draw:polyline>
        <draw:line draw:style-name="gr6" draw:text-style-name="P1" draw:layer="SIG" svg:x1="7.384cm" svg:y1="18.538cm" svg:x2="9.428cm" svg:y2="23.8cm">
          <text:p/>
        </draw:line>
        <draw:custom-shape draw:style-name="gr7" draw:text-style-name="P2" draw:layer="SIG" svg:width="0.194cm" svg:height="0.194cm" svg:x="14.217cm" svg:y="19.0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SIG" svg:width="0.367cm" svg:height="0.367cm" svg:x="9.646cm" svg:y="1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SIG" svg:width="0.367cm" svg:height="0.367cm" svg:x="11.377cm" svg:y="21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SIG" svg:width="0.367cm" svg:height="0.367cm" svg:x="12.109cm" svg:y="2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SIG" svg:width="0.367cm" svg:height="0.367cm" svg:x="8.894cm" svg:y="1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SIG" svg:width="0.367cm" svg:height="0.367cm" svg:x="6.431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5.421cm" svg:height="1.516cm" svg:x="10.802cm" svg:y="4.735cm">
          <text:p text:style-name="P5">ass_gestion_pluvial_surface</text:p>
          <text:p text:style-name="P5">Type : noue</text:p>
          <text:p text:style-name="P5">Fonction : <text:span text:style-name="T1">infiltration</text:span></text:p>
          <draw:enhanced-geometry svg:viewBox="0 0 21600 21600" draw:text-areas="800 800 20800 20800" draw:type="round-rectangular-callout" draw:modifiers="6907.8568793803 21585.7613711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SIG" svg:width="5.362cm" svg:height="0.898cm" svg:x="12.663cm" svg:y="9.008cm">
          <text:p text:style-name="P5">ass_engouffrement_lineaire</text:p>
          <text:p text:style-name="P5">Type : caniveau</text:p>
          <draw:enhanced-geometry svg:viewBox="0 0 21600 21600" draw:text-areas="800 800 20800 20800" draw:type="round-rectangular-callout" draw:modifiers="7475.21909379079 20783.0923248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SIG" svg:width="4.986cm" svg:height="1.314cm" svg:x="14.857cm" svg:y="12.232cm">
          <text:p text:style-name="P5">ass_engouffrement_point</text:p>
          <text:p text:style-name="P5">Type : grille</text:p>
          <draw:enhanced-geometry svg:viewBox="0 0 21600 21600" draw:text-areas="800 800 20800 20800" draw:type="round-rectangular-callout" draw:modifiers="4552.15560457189 21534.2965779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SIG" svg:width="0.727cm" svg:height="0.079cm" draw:transform="rotate (0.331787090804122) translate (10.439cm 18.6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SIG" svg:width="0.727cm" svg:height="0.079cm" draw:transform="rotate (0.669159235214626) translate (11.796cm 20.4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SIG" svg:width="0.727cm" svg:height="0.079cm" draw:transform="rotate (-2.26107404595865) translate (13.754cm 19.9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SIG" svg:width="0.727cm" svg:height="0.079cm" draw:transform="rotate (-2.74610104508788) translate (10.903cm 15.0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SIG" svg:width="0.3cm" svg:height="0.3cm" svg:x="12.923cm" svg:y="17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SIG" svg:width="0.194cm" svg:height="0.194cm" svg:x="12.251cm" svg:y="14.2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SIG" svg:width="0.3cm" svg:height="0.3cm" svg:x="13.596cm" svg:y="18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0" draw:layer="SIG" svg:width="1.571cm" svg:height="0.489cm" svg:x="10.269cm" svg:y="22.092cm">
          <draw:text-box>
            <text:p text:style-name="P9">ass_regard</text:p>
          </draw:text-box>
        </draw:frame>
        <draw:frame draw:style-name="gr15" draw:text-style-name="P10" draw:layer="SIG" svg:width="1.571cm" svg:height="0.489cm" svg:x="7.459cm" svg:y="15.33cm">
          <draw:text-box>
            <text:p text:style-name="P9">ass_regard</text:p>
          </draw:text-box>
        </draw:frame>
        <draw:frame draw:style-name="gr16" draw:text-style-name="P12" draw:layer="SIG" svg:width="3.174cm" svg:height="0.727cm" draw:transform="rotate (-1.22574473367562) translate (7.958cm 12.456cm)">
          <draw:text-box>
            <text:p text:style-name="P11">ass_canalisation</text:p>
            <text:p text:style-name="P11">unitaire</text:p>
          </draw:text-box>
        </draw:frame>
        <draw:frame draw:style-name="gr15" draw:text-style-name="P10" draw:layer="SIG" svg:width="1.571cm" svg:height="0.489cm" svg:x="6.551cm" svg:y="8.683cm">
          <draw:text-box>
            <text:p text:style-name="P9">ass_regard</text:p>
          </draw:text-box>
        </draw:frame>
        <draw:line draw:style-name="gr17" draw:text-style-name="P1" draw:layer="SIG" svg:x1="15.974cm" svg:y1="13.543cm" svg:x2="12.468cm" svg:y2="14.367cm">
          <text:p/>
        </draw:line>
        <draw:line draw:style-name="gr17" draw:text-style-name="P1" draw:layer="SIG" svg:x1="15.983cm" svg:y1="13.583cm" svg:x2="14.404cm" svg:y2="18.967cm">
          <text:p/>
        </draw:line>
        <draw:line draw:style-name="gr17" draw:text-style-name="P1" draw:layer="SIG" svg:x1="15.264cm" svg:y1="9.888cm" svg:x2="11.46cm" svg:y2="11.823cm">
          <text:p/>
        </draw:line>
        <draw:line draw:style-name="gr18" draw:text-style-name="P1" draw:layer="SIG" svg:x1="13.23cm" svg:y1="6.251cm" svg:x2="10.848cm" svg:y2="8.219cm">
          <text:p/>
        </draw:line>
        <draw:custom-shape draw:style-name="gr19" draw:text-style-name="P14" draw:layer="SIG" svg:width="5.804cm" svg:height="1.836cm" svg:x="1.637cm" svg:y="13.064cm">
          <text:p text:style-name="P13"><text:span text:style-name="T2">ass_canalisation_branchement</text:span></text:p>
          <text:p text:style-name="P13"><text:span text:style-name="T2">Type : eau pluviale</text:span></text:p>
          <text:p text:style-name="P13"><text:span text:style-name="T2">Fonction : trop-plein</text:span></text:p>
          <text:p text:style-name="P13"><text:span text:style-name="T2">Contenu : er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7" draw:text-style-name="P1" draw:layer="SIG" svg:x1="7.424cm" svg:y1="14.47cm" svg:x2="10.864cm" svg:y2="14.916cm">
          <text:p/>
        </draw:line>
        <draw:custom-shape draw:style-name="gr7" draw:text-style-name="P2" draw:layer="SIG" svg:width="0.194cm" svg:height="0.194cm" svg:x="7.762cm" svg:y="19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SIG" svg:width="0.194cm" svg:height="0.194cm" svg:x="8.971cm" svg:y="22.761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SIG" svg:width="2.109cm" svg:height="0.489cm" draw:transform="rotate (-1.21038583625807) translate (8.195cm 20.283cm)">
          <draw:text-box>
            <text:p text:style-name="P9">Caniveau voirie</text:p>
          </draw:text-box>
        </draw:frame>
        <draw:custom-shape draw:style-name="gr12" draw:text-style-name="P6" draw:layer="SIG" svg:width="4.986cm" svg:height="1.314cm" svg:x="2.158cm" svg:y="20.842cm">
          <text:p text:style-name="P5">ass_engouffrement_point</text:p>
          <text:p text:style-name="P5">Type : avaloir</text:p>
          <draw:enhanced-geometry svg:viewBox="0 0 21600 21600" draw:text-areas="800 800 20800 20800" draw:type="round-rectangular-callout" draw:modifiers="4552.15560457189 21534.2965779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1" draw:layer="SIG" svg:x1="6.044cm" svg:y1="20.78cm" svg:x2="7.652cm" svg:y2="19.804cm">
          <text:p/>
        </draw:line>
        <draw:line draw:style-name="gr17" draw:text-style-name="P1" draw:layer="SIG" svg:x1="7.062cm" svg:y1="22.103cm" svg:x2="8.792cm" svg:y2="22.7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nd" draw:display="printer" draw:protected="true"/>
      <draw:layer draw:name="SI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0:10:56.422833021</meta:creation-date>
    <dc:date>2024-10-29T22:39:43.040470921</dc:date>
    <meta:editing-duration>PT1H12M47S</meta:editing-duration>
    <meta:editing-cycles>6</meta:editing-cycles>
    <meta:generator>LibreOffice/7.4.7.2$Linux_X86_64 LibreOffice_project/40$Build-2</meta:generator>
    <meta:document-statistic meta:object-count="46"/>
  </office:meta>
</office:document-meta>
</file>